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o1" style:family="table">
      <style:table-properties style:width="16.801cm" fo:margin-left="0cm" fo:margin-top="0cm" fo:margin-bottom="0cm" table:align="left" style:writing-mode="lr-tb"/>
    </style:style>
    <style:style style:name="Tablo1.A" style:family="table-column">
      <style:table-column-properties style:column-width="3.517cm"/>
    </style:style>
    <style:style style:name="Tablo1.B" style:family="table-column">
      <style:table-column-properties style:column-width="6.376cm"/>
    </style:style>
    <style:style style:name="Tablo1.C" style:family="table-column">
      <style:table-column-properties style:column-width="6.697cm"/>
    </style:style>
    <style:style style:name="Tablo1.D" style:family="table-column">
      <style:table-column-properties style:column-width="0.21cm"/>
    </style:style>
    <style:style style:name="Tablo1.1" style:family="table-row">
      <style:table-row-properties style:min-row-height="0.794cm" fo:keep-together="auto"/>
    </style:style>
    <style:style style:name="Tablo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o1.5" style:family="table-row">
      <style:table-row-properties style:min-row-height="0.661cm" fo:keep-together="auto"/>
    </style:style>
    <style:style style:name="Tablo1.A5" style:family="table-cell">
      <style:table-cell-properties style:vertical-align="bottom" fo:padding-left="0.123cm" fo:padding-right="0.123cm" fo:padding-top="0cm" fo:padding-bottom="0cm" fo:border="0.5pt solid #000000"/>
    </style:style>
    <style:style style:name="Tablo1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o1.B7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o1.A9" style:family="table-cell">
      <style:table-cell-properties fo:padding-left="0.123cm" fo:padding-right="0.123cm" fo:padding-top="0cm" fo:padding-bottom="0cm" fo:border="0.5pt solid #000000"/>
    </style:style>
    <style:style style:name="Tablo1.B9" style:family="table-cell">
      <style:table-cell-properties fo:padding-left="0.123cm" fo:padding-right="0.123cm" fo:padding-top="0cm" fo:padding-bottom="0cm" fo:border="0.5pt solid #000000"/>
    </style:style>
    <style:style style:name="Tablo1.10" style:family="table-row">
      <style:table-row-properties style:min-row-height="1.005cm" fo:keep-together="auto"/>
    </style:style>
    <style:style style:name="Tablo1.A10" style:family="table-cell">
      <style:table-cell-properties fo:padding-left="0.123cm" fo:padding-right="0.123cm" fo:padding-top="0cm" fo:padding-bottom="0cm" fo:border="0.5pt solid #000000"/>
    </style:style>
    <style:style style:name="Tablo1.B10" style:family="table-cell">
      <style:table-cell-properties fo:padding-left="0.123cm" fo:padding-right="0.123cm" fo:padding-top="0cm" fo:padding-bottom="0cm" fo:border="0.5pt solid #000000"/>
    </style:style>
    <style:style style:name="Tablo1.A11" style:family="table-cell">
      <style:table-cell-properties fo:padding-left="0.123cm" fo:padding-right="0.123cm" fo:padding-top="0cm" fo:padding-bottom="0cm" fo:border="0.5pt solid #000000"/>
    </style:style>
    <style:style style:name="Tablo1.A12" style:family="table-cell">
      <style:table-cell-properties fo:padding-left="0.123cm" fo:padding-right="0.123cm" fo:padding-top="0cm" fo:padding-bottom="0cm" fo:border="0.5pt solid #000000"/>
    </style:style>
    <style:style style:name="Tablo1.B12" style:family="table-cell">
      <style:table-cell-properties fo:padding-left="0.123cm" fo:padding-right="0.123cm" fo:padding-top="0cm" fo:padding-bottom="0cm" fo:border="0.5pt solid #000000"/>
    </style:style>
    <style:style style:name="Tablo1.A13" style:family="table-cell">
      <style:table-cell-properties fo:padding-left="0.123cm" fo:padding-right="0.123cm" fo:padding-top="0cm" fo:padding-bottom="0cm" fo:border="0.5pt solid #000000"/>
    </style:style>
    <style:style style:name="Tablo1.B13" style:family="table-cell">
      <style:table-cell-properties fo:padding-left="0.123cm" fo:padding-right="0.123cm" fo:padding-top="0cm" fo:padding-bottom="0cm" fo:border="0.5pt solid #000000"/>
    </style:style>
    <style:style style:name="Tablo1.A14" style:family="table-cell">
      <style:table-cell-properties fo:padding-left="0.123cm" fo:padding-right="0.123cm" fo:padding-top="0cm" fo:padding-bottom="0cm" fo:border="0.5pt solid #000000"/>
    </style:style>
    <style:style style:name="Tablo1.B14" style:family="table-cell">
      <style:table-cell-properties fo:padding-left="0.123cm" fo:padding-right="0.123cm" fo:padding-top="0cm" fo:padding-bottom="0cm" fo:border="0.5pt solid #000000"/>
    </style:style>
    <style:style style:name="Tablo1.A15" style:family="table-cell">
      <style:table-cell-properties fo:padding-left="0.123cm" fo:padding-right="0.123cm" fo:padding-top="0cm" fo:padding-bottom="0cm" fo:border="0.5pt solid #000000"/>
    </style:style>
    <style:style style:name="Tablo1.B15" style:family="table-cell">
      <style:table-cell-properties fo:padding-left="0.123cm" fo:padding-right="0.123cm" fo:padding-top="0cm" fo:padding-bottom="0cm" fo:border="0.5pt solid #000000"/>
    </style:style>
    <style:style style:name="Tablo1.A16" style:family="table-cell">
      <style:table-cell-properties fo:padding-left="0.123cm" fo:padding-right="0.123cm" fo:padding-top="0cm" fo:padding-bottom="0cm" fo:border="0.5pt solid #000000"/>
    </style:style>
    <style:style style:name="Tablo1.B16" style:family="table-cell">
      <style:table-cell-properties fo:padding-left="0.123cm" fo:padding-right="0.123cm" fo:padding-top="0cm" fo:padding-bottom="0cm" fo:border="0.5pt solid #000000"/>
    </style:style>
    <style:style style:name="Tablo1.A17" style:family="table-cell">
      <style:table-cell-properties fo:padding-left="0.123cm" fo:padding-right="0.123cm" fo:padding-top="0cm" fo:padding-bottom="0cm" fo:border="0.5pt solid #000000"/>
    </style:style>
    <style:style style:name="Tablo1.B17" style:family="table-cell">
      <style:table-cell-properties fo:padding-left="0.123cm" fo:padding-right="0.123cm" fo:padding-top="0cm" fo:padding-bottom="0cm" fo:border="0.5pt solid #000000"/>
    </style:style>
    <style:style style:name="Tablo1.A18" style:family="table-cell">
      <style:table-cell-properties fo:padding-left="0.123cm" fo:padding-right="0.123cm" fo:padding-top="0cm" fo:padding-bottom="0cm" fo:border="0.5pt solid #000000"/>
    </style:style>
    <style:style style:name="Tablo1.B18" style:family="table-cell">
      <style:table-cell-properties fo:padding-left="0.123cm" fo:padding-right="0.123cm" fo:padding-top="0cm" fo:padding-bottom="0cm" fo:border="0.5pt solid #000000"/>
    </style:style>
    <style:style style:name="Tablo1.A19" style:family="table-cell">
      <style:table-cell-properties fo:padding-left="0.123cm" fo:padding-right="0.123cm" fo:padding-top="0cm" fo:padding-bottom="0cm" fo:border="0.5pt solid #000000"/>
    </style:style>
    <style:style style:name="Tablo1.B19" style:family="table-cell">
      <style:table-cell-properties fo:padding-left="0.123cm" fo:padding-right="0.123cm" fo:padding-top="0cm" fo:padding-bottom="0cm" fo:border="0.5pt solid #000000"/>
    </style:style>
    <style:style style:name="Tablo1.20" style:family="table-row">
      <style:table-row-properties style:min-row-height="0.185cm" fo:keep-together="auto"/>
    </style:style>
    <style:style style:name="Tablo1.A20" style:family="table-cell">
      <style:table-cell-properties fo:padding-left="0.123cm" fo:padding-right="0.123cm" fo:padding-top="0cm" fo:padding-bottom="0cm" fo:border="0.5pt solid #000000"/>
    </style:style>
    <style:style style:name="Tablo1.B20" style:family="table-cell">
      <style:table-cell-properties fo:padding-left="0.123cm" fo:padding-right="0.123cm" fo:padding-top="0cm" fo:padding-bottom="0cm" fo:border="0.5pt solid #000000"/>
    </style:style>
    <style:style style:name="Tablo1.A21" style:family="table-cell">
      <style:table-cell-properties fo:padding-left="0.123cm" fo:padding-right="0.123cm" fo:padding-top="0cm" fo:padding-bottom="0cm" fo:border="0.5pt solid #000000"/>
    </style:style>
    <style:style style:name="Tablo1.B21" style:family="table-cell">
      <style:table-cell-properties fo:padding-left="0.123cm" fo:padding-right="0.123cm" fo:padding-top="0cm" fo:padding-bottom="0cm" fo:border="0.5pt solid #000000"/>
    </style:style>
    <style:style style:name="Tablo1.A22" style:family="table-cell">
      <style:table-cell-properties fo:padding-left="0.123cm" fo:padding-right="0.123cm" fo:padding-top="0cm" fo:padding-bottom="0cm" fo:border="0.5pt solid #000000"/>
    </style:style>
    <style:style style:name="Tablo1.B22" style:family="table-cell">
      <style:table-cell-properties fo:padding-left="0.123cm" fo:padding-right="0.123cm" fo:padding-top="0cm" fo:padding-bottom="0cm" fo:border="0.5pt solid #000000"/>
    </style:style>
    <style:style style:name="Tablo1.A23" style:family="table-cell">
      <style:table-cell-properties fo:padding-left="0.123cm" fo:padding-right="0.123cm" fo:padding-top="0cm" fo:padding-bottom="0cm" fo:border="0.5pt solid #000000"/>
    </style:style>
    <style:style style:name="Tablo1.B23" style:family="table-cell">
      <style:table-cell-properties fo:padding-left="0.123cm" fo:padding-right="0.123cm" fo:padding-top="0cm" fo:padding-bottom="0cm" fo:border="0.5pt solid #000000"/>
    </style:style>
    <style:style style:name="Tablo1.A24" style:family="table-cell">
      <style:table-cell-properties fo:padding-left="0.123cm" fo:padding-right="0.123cm" fo:padding-top="0cm" fo:padding-bottom="0cm" fo:border="0.5pt solid #000000"/>
    </style:style>
    <style:style style:name="Tablo1.B24" style:family="table-cell">
      <style:table-cell-properties fo:padding-left="0.123cm" fo:padding-right="0.123cm" fo:padding-top="0cm" fo:padding-bottom="0cm" fo:border="0.5pt solid #000000"/>
    </style:style>
    <style:style style:name="Tablo1.A25" style:family="table-cell">
      <style:table-cell-properties fo:padding-left="0.123cm" fo:padding-right="0.123cm" fo:padding-top="0cm" fo:padding-bottom="0cm" fo:border="0.5pt solid #000000"/>
    </style:style>
    <style:style style:name="Tablo1.B25" style:family="table-cell">
      <style:table-cell-properties fo:padding-left="0.123cm" fo:padding-right="0.123cm" fo:padding-top="0cm" fo:padding-bottom="0cm" fo:border="0.5pt solid #000000"/>
    </style:style>
    <style:style style:name="Tablo2" style:family="table">
      <style:table-properties style:width="16.801cm" fo:margin-left="0cm" fo:margin-top="0cm" fo:margin-bottom="0cm" table:align="left" style:writing-mode="lr-tb"/>
    </style:style>
    <style:style style:name="Tablo2.A" style:family="table-column">
      <style:table-column-properties style:column-width="3.517cm"/>
    </style:style>
    <style:style style:name="Tablo2.B" style:family="table-column">
      <style:table-column-properties style:column-width="6.376cm"/>
    </style:style>
    <style:style style:name="Tablo2.C" style:family="table-column">
      <style:table-column-properties style:column-width="6.697cm"/>
    </style:style>
    <style:style style:name="Tablo2.D" style:family="table-column">
      <style:table-column-properties style:column-width="0.21cm"/>
    </style:style>
    <style:style style:name="Tablo2.1" style:family="table-row">
      <style:table-row-properties style:min-row-height="0.794cm" fo:keep-together="auto"/>
    </style:style>
    <style:style style:name="Tablo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o2.5" style:family="table-row">
      <style:table-row-properties style:min-row-height="0.661cm" fo:keep-together="auto"/>
    </style:style>
    <style:style style:name="Tablo2.A5" style:family="table-cell">
      <style:table-cell-properties style:vertical-align="bottom" fo:padding-left="0.123cm" fo:padding-right="0.123cm" fo:padding-top="0cm" fo:padding-bottom="0cm" fo:border="0.5pt solid #000000"/>
    </style:style>
    <style:style style:name="Tablo2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o2.B7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/>
    </style:style>
    <style:style style:name="Tablo2.A9" style:family="table-cell">
      <style:table-cell-properties fo:padding-left="0.123cm" fo:padding-right="0.123cm" fo:padding-top="0cm" fo:padding-bottom="0cm" fo:border="0.5pt solid #000000"/>
    </style:style>
    <style:style style:name="Tablo2.B9" style:family="table-cell">
      <style:table-cell-properties fo:padding-left="0.123cm" fo:padding-right="0.123cm" fo:padding-top="0cm" fo:padding-bottom="0cm" fo:border="0.5pt solid #000000"/>
    </style:style>
    <style:style style:name="Tablo2.10" style:family="table-row">
      <style:table-row-properties style:min-row-height="1.005cm" fo:keep-together="auto"/>
    </style:style>
    <style:style style:name="Tablo2.A10" style:family="table-cell">
      <style:table-cell-properties fo:padding-left="0.123cm" fo:padding-right="0.123cm" fo:padding-top="0cm" fo:padding-bottom="0cm" fo:border="0.5pt solid #000000"/>
    </style:style>
    <style:style style:name="Tablo2.B10" style:family="table-cell">
      <style:table-cell-properties fo:padding-left="0.123cm" fo:padding-right="0.123cm" fo:padding-top="0cm" fo:padding-bottom="0cm" fo:border="0.5pt solid #000000"/>
    </style:style>
    <style:style style:name="Tablo2.A11" style:family="table-cell">
      <style:table-cell-properties fo:padding-left="0.123cm" fo:padding-right="0.123cm" fo:padding-top="0cm" fo:padding-bottom="0cm" fo:border="0.5pt solid #000000"/>
    </style:style>
    <style:style style:name="Tablo2.A12" style:family="table-cell">
      <style:table-cell-properties fo:padding-left="0.123cm" fo:padding-right="0.123cm" fo:padding-top="0cm" fo:padding-bottom="0cm" fo:border="0.5pt solid #000000"/>
    </style:style>
    <style:style style:name="Tablo2.B12" style:family="table-cell">
      <style:table-cell-properties fo:padding-left="0.123cm" fo:padding-right="0.123cm" fo:padding-top="0cm" fo:padding-bottom="0cm" fo:border="0.5pt solid #000000"/>
    </style:style>
    <style:style style:name="Tablo2.A13" style:family="table-cell">
      <style:table-cell-properties fo:padding-left="0.123cm" fo:padding-right="0.123cm" fo:padding-top="0cm" fo:padding-bottom="0cm" fo:border="0.5pt solid #000000"/>
    </style:style>
    <style:style style:name="Tablo2.B13" style:family="table-cell">
      <style:table-cell-properties fo:padding-left="0.123cm" fo:padding-right="0.123cm" fo:padding-top="0cm" fo:padding-bottom="0cm" fo:border="0.5pt solid #000000"/>
    </style:style>
    <style:style style:name="Tablo2.A14" style:family="table-cell">
      <style:table-cell-properties fo:padding-left="0.123cm" fo:padding-right="0.123cm" fo:padding-top="0cm" fo:padding-bottom="0cm" fo:border="0.5pt solid #000000"/>
    </style:style>
    <style:style style:name="Tablo2.B14" style:family="table-cell">
      <style:table-cell-properties fo:padding-left="0.123cm" fo:padding-right="0.123cm" fo:padding-top="0cm" fo:padding-bottom="0cm" fo:border="0.5pt solid #000000"/>
    </style:style>
    <style:style style:name="Tablo2.A15" style:family="table-cell">
      <style:table-cell-properties fo:padding-left="0.123cm" fo:padding-right="0.123cm" fo:padding-top="0cm" fo:padding-bottom="0cm" fo:border="0.5pt solid #000000"/>
    </style:style>
    <style:style style:name="Tablo2.B15" style:family="table-cell">
      <style:table-cell-properties fo:padding-left="0.123cm" fo:padding-right="0.123cm" fo:padding-top="0cm" fo:padding-bottom="0cm" fo:border="0.5pt solid #000000"/>
    </style:style>
    <style:style style:name="Tablo2.A16" style:family="table-cell">
      <style:table-cell-properties fo:padding-left="0.123cm" fo:padding-right="0.123cm" fo:padding-top="0cm" fo:padding-bottom="0cm" fo:border="0.5pt solid #000000"/>
    </style:style>
    <style:style style:name="Tablo2.B16" style:family="table-cell">
      <style:table-cell-properties fo:padding-left="0.123cm" fo:padding-right="0.123cm" fo:padding-top="0cm" fo:padding-bottom="0cm" fo:border="0.5pt solid #000000"/>
    </style:style>
    <style:style style:name="Tablo2.A17" style:family="table-cell">
      <style:table-cell-properties fo:padding-left="0.123cm" fo:padding-right="0.123cm" fo:padding-top="0cm" fo:padding-bottom="0cm" fo:border="0.5pt solid #000000"/>
    </style:style>
    <style:style style:name="Tablo2.B17" style:family="table-cell">
      <style:table-cell-properties fo:padding-left="0.123cm" fo:padding-right="0.123cm" fo:padding-top="0cm" fo:padding-bottom="0cm" fo:border="0.5pt solid #000000"/>
    </style:style>
    <style:style style:name="Tablo2.A18" style:family="table-cell">
      <style:table-cell-properties fo:padding-left="0.123cm" fo:padding-right="0.123cm" fo:padding-top="0cm" fo:padding-bottom="0cm" fo:border="0.5pt solid #000000"/>
    </style:style>
    <style:style style:name="Tablo2.B18" style:family="table-cell">
      <style:table-cell-properties fo:padding-left="0.123cm" fo:padding-right="0.123cm" fo:padding-top="0cm" fo:padding-bottom="0cm" fo:border="0.5pt solid #000000"/>
    </style:style>
    <style:style style:name="Tablo2.A19" style:family="table-cell">
      <style:table-cell-properties fo:padding-left="0.123cm" fo:padding-right="0.123cm" fo:padding-top="0cm" fo:padding-bottom="0cm" fo:border="0.5pt solid #000000"/>
    </style:style>
    <style:style style:name="Tablo2.B19" style:family="table-cell">
      <style:table-cell-properties fo:padding-left="0.123cm" fo:padding-right="0.123cm" fo:padding-top="0cm" fo:padding-bottom="0cm" fo:border="0.5pt solid #000000"/>
    </style:style>
    <style:style style:name="Tablo2.20" style:family="table-row">
      <style:table-row-properties style:min-row-height="0.185cm" fo:keep-together="auto"/>
    </style:style>
    <style:style style:name="Tablo2.A20" style:family="table-cell">
      <style:table-cell-properties fo:padding-left="0.123cm" fo:padding-right="0.123cm" fo:padding-top="0cm" fo:padding-bottom="0cm" fo:border="0.5pt solid #000000"/>
    </style:style>
    <style:style style:name="Tablo2.B20" style:family="table-cell">
      <style:table-cell-properties fo:padding-left="0.123cm" fo:padding-right="0.123cm" fo:padding-top="0cm" fo:padding-bottom="0cm" fo:border="0.5pt solid #000000"/>
    </style:style>
    <style:style style:name="Tablo2.A21" style:family="table-cell">
      <style:table-cell-properties fo:padding-left="0.123cm" fo:padding-right="0.123cm" fo:padding-top="0cm" fo:padding-bottom="0cm" fo:border="0.5pt solid #000000"/>
    </style:style>
    <style:style style:name="Tablo2.B21" style:family="table-cell">
      <style:table-cell-properties fo:padding-left="0.123cm" fo:padding-right="0.123cm" fo:padding-top="0cm" fo:padding-bottom="0cm" fo:border="0.5pt solid #000000"/>
    </style:style>
    <style:style style:name="Tablo2.A22" style:family="table-cell">
      <style:table-cell-properties fo:padding-left="0.123cm" fo:padding-right="0.123cm" fo:padding-top="0cm" fo:padding-bottom="0cm" fo:border="0.5pt solid #000000"/>
    </style:style>
    <style:style style:name="Tablo2.B22" style:family="table-cell">
      <style:table-cell-properties fo:padding-left="0.123cm" fo:padding-right="0.123cm" fo:padding-top="0cm" fo:padding-bottom="0cm" fo:border="0.5pt solid #000000"/>
    </style:style>
    <style:style style:name="Tablo2.A23" style:family="table-cell">
      <style:table-cell-properties fo:padding-left="0.123cm" fo:padding-right="0.123cm" fo:padding-top="0cm" fo:padding-bottom="0cm" fo:border="0.5pt solid #000000"/>
    </style:style>
    <style:style style:name="Tablo2.B23" style:family="table-cell">
      <style:table-cell-properties fo:padding-left="0.123cm" fo:padding-right="0.123cm" fo:padding-top="0cm" fo:padding-bottom="0cm" fo:border="0.5pt solid #000000"/>
    </style:style>
    <style:style style:name="Tablo2.A24" style:family="table-cell">
      <style:table-cell-properties fo:padding-left="0.123cm" fo:padding-right="0.123cm" fo:padding-top="0cm" fo:padding-bottom="0cm" fo:border="0.5pt solid #000000"/>
    </style:style>
    <style:style style:name="Tablo2.B24" style:family="table-cell">
      <style:table-cell-properties fo:padding-left="0.123cm" fo:padding-right="0.123cm" fo:padding-top="0cm" fo:padding-bottom="0cm" fo:border="0.5pt solid #000000"/>
    </style:style>
    <style:style style:name="Tablo2.A25" style:family="table-cell">
      <style:table-cell-properties fo:padding-left="0.123cm" fo:padding-right="0.123cm" fo:padding-top="0cm" fo:padding-bottom="0cm" fo:border="0.5pt solid #000000"/>
    </style:style>
    <style:style style:name="Tablo2.B25" style:family="table-cell">
      <style:table-cell-properties fo:padding-left="0.123cm" fo:padding-right="0.123cm" fo:padding-top="0cm" fo:padding-bottom="0cm" fo:border="0.5pt solid #000000"/>
    </style:style>
    <style:style style:name="Tablo4" style:family="table">
      <style:table-properties style:width="17cm" table:align="margins" style:writing-mode="lr-tb"/>
    </style:style>
    <style:style style:name="Tablo4.A" style:family="table-column">
      <style:table-column-properties style:column-width="3.399cm" style:rel-column-width="13104*"/>
    </style:style>
    <style:style style:name="Tablo4.B" style:family="table-column">
      <style:table-column-properties style:column-width="3.094cm" style:rel-column-width="11926*"/>
    </style:style>
    <style:style style:name="Tablo4.C" style:family="table-column">
      <style:table-column-properties style:column-width="3.706cm" style:rel-column-width="14288*"/>
    </style:style>
    <style:style style:name="Tablo4.E" style:family="table-column">
      <style:table-column-properties style:column-width="3.401cm" style:rel-column-width="13113*"/>
    </style:style>
    <style:style style:name="Tablo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4.E1" style:family="table-cell">
      <style:table-cell-properties fo:padding="0.097cm" fo:border="0.05pt solid #000000"/>
    </style:style>
    <style:style style:name="Tablo4.A2" style:family="table-cell">
      <style:table-cell-properties fo:padding="0.097cm" fo:border-left="0.05pt solid #000000" fo:border-right="none" fo:border-top="none" fo:border-bottom="0.05pt solid #000000"/>
    </style:style>
    <style:style style:name="Tablo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13455a" officeooo:paragraph-rsid="0014c20a" style:font-size-asian="10.5pt" style:font-weight-asian="bold" style:font-name-complex="Times New Roman1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3455a" officeooo:paragraph-rsid="0014c20a" style:font-size-asian="10.5pt" style:font-weight-asian="bold" style:font-name-complex="Times New Roman1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378ec" officeooo:paragraph-rsid="0014c20a" style:font-size-asian="10.5pt" style:font-weight-asian="bold" style:font-name-complex="Times New Roman1" style:font-size-complex="12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2pt" officeooo:rsid="0013455a" officeooo:paragraph-rsid="0014c20a" style:font-size-asian="10.5pt" style:font-name-complex="Times New Roman1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Times New Roman" fo:font-size="12pt" officeooo:paragraph-rsid="0014c20a" style:font-size-asian="10.5pt" style:font-name-complex="Times New Roman1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2pt" officeooo:rsid="001378ec" officeooo:paragraph-rsid="0014c20a" style:font-size-asian="10.5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26pt" fo:font-weight="bold" officeooo:paragraph-rsid="0014c20a" style:font-size-asian="26pt" style:font-weight-asian="bold" style:font-name-complex="Times New Roman1" style:font-size-complex="2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font-weight="bold" officeooo:paragraph-rsid="0014c20a" style:font-size-asian="14pt" style:font-weight-asian="bold" style:font-name-complex="Times New Roman1" style:font-size-complex="20pt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paragraph-rsid="0014c20a"/>
    </style:style>
    <style:style style:name="P10" style:family="paragraph" style:parent-style-name="Standard">
      <style:text-properties officeooo:paragraph-rsid="0014c20a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4c20a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4c20a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officeooo:paragraph-rsid="0014c20a" style:font-name-asian="Times New Roman1" style:font-size-asian="14pt" style:language-asian="tr" style:country-asian="TR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weight="bold" officeooo:paragraph-rsid="0014c20a" style:font-name-asian="Times New Roman1" style:font-size-asian="10pt" style:language-asian="tr" style:country-asian="TR" style:font-weight-asian="bold" style:font-name-complex="Times New Roman1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paragraph-rsid="0014c20a" style:font-name-asian="Times New Roman1" style:language-asian="tr" style:country-asian="TR" style:font-name-complex="Times New Roman1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officeooo:paragraph-rsid="0014c20a" style:font-name-asian="Times New Roman1" style:language-asian="tr" style:country-asian="TR" style:font-name-complex="Times New Roman1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rsid="00115932" officeooo:paragraph-rsid="0014c20a" style:font-name-asian="Times New Roman1" style:language-asian="tr" style:country-asian="TR" style:font-name-complex="Times New Roman1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officeooo:rsid="0014c20a" officeooo:paragraph-rsid="0014c20a" style:font-name-asian="Times New Roman1" style:language-asian="tr" style:country-asian="TR" style:font-name-complex="Times New Roman1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weight="bold" officeooo:paragraph-rsid="0014c20a" style:font-name-asian="Times New Roman1" style:language-asian="tr" style:country-asian="TR" style:font-weight-asian="bold" style:font-name-complex="Times New Roman1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weight="bold" officeooo:rsid="0014c20a" officeooo:paragraph-rsid="0014c20a" style:font-name-asian="Times New Roman1" style:language-asian="tr" style:country-asian="TR" style:font-weight-asian="bold" style:font-name-complex="Times New Roman1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3pt" officeooo:paragraph-rsid="0014c20a" style:font-name-asian="Times New Roman1" style:font-size-asian="13pt" style:language-asian="tr" style:country-asian="TR" style:font-name-complex="Times New Roman1" style:font-size-complex="13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9pt" fo:font-weight="bold" style:font-name-asian="Times New Roman1" style:font-size-asian="9pt" style:language-asian="tr" style:country-asian="TR" style:font-weight-asian="bold" style:font-name-complex="Times New Roman1" style:font-size-complex="9pt" style:font-weight-complex="bold"/>
    </style:style>
    <style:style style:name="T2" style:family="text">
      <style:text-properties style:font-name="Times New Roman" fo:font-weight="bold" style:font-name-asian="Times New Roman1" style:language-asian="tr" style:country-asian="TR" style:font-weight-asian="bold" style:font-name-complex="Times New Roman1" style:font-weight-complex="bold"/>
    </style:style>
    <style:style style:name="T3" style:family="text">
      <style:text-properties style:font-name="Times New Roman" style:font-name-asian="Times New Roman1" style:language-asian="tr" style:country-asian="TR" style:font-name-complex="Times New Roman1"/>
    </style:style>
    <style:style style:name="T4" style:family="text">
      <style:text-properties style:font-name="Times New Roman" officeooo:rsid="0014c20a" style:font-name-asian="Times New Roman1" style:language-asian="tr" style:country-asian="TR" style:font-name-complex="Times New Roman1"/>
    </style:style>
    <style:style style:name="T5" style:family="text">
      <style:text-properties officeooo:rsid="0014c20a"/>
    </style:style>
    <style:style style:name="T6" style:family="text">
      <style:text-properties officeooo:rsid="00151bdc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2.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99cm" fo:min-width="0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99cm" fo:min-width="0.2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376cm" fo:min-width="2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3cm" fo:min-width="3.3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658cm" fo:min-width="2.89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591cm" fo:min-width="3.10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2.82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446cm" fo:min-width="3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658cm" fo:min-width="3.0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519cm" fo:min-width="2.68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519cm" fo:min-width="3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376cm" fo:min-width="3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97cm" fo:min-width="0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499cm" fo:min-width="0.24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1.73cm" fo:min-width="4.44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51cm" fo:min-width="4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51cm" fo:min-width="4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508cm" fo:min-width="4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083cm" fo:min-width="3.88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228cm" fo:min-width="4.0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2.083cm" fo:min-width="4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30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1.79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1.21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000000" draw:marker-start="Circle" draw:marker-start-width="0.3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Use Case Diyagramları-Senaryoları</text:p>
      <text:p text:style-name="P8"/>
      <table:table table:name="Tablo1" table:style-name="Tablo1">
        <table:table-column table:style-name="Tablo1.A"/>
        <table:table-column table:style-name="Tablo1.B"/>
        <table:table-column table:style-name="Tablo1.C"/>
        <table:table-column table:style-name="Tablo1.D"/>
        <table:table-row table:style-name="Tablo1.1">
          <table:table-cell table:style-name="Tablo1.A1" table:number-rows-spanned="2" office:value-type="string">
            <text:p text:style-name="P11"><text:span text:style-name="T1">Kullanım Senaryosu</text:span><text:span text:style-name="T2"> </text:span></text:p>
          </table:table-cell>
          <table:table-cell table:style-name="Tablo1.A1" table:number-rows-spanned="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  <table:table-row table:style-name="Tablo1.1">
          <table:table-cell table:style-name="Tablo1.A1" table:number-rows-spanned="2" office:value-type="string">
            <text:p text:style-name="P14">Kullanım Senaryosu <text:line-break/>Adı </text:p>
          </table:table-cell>
          <table:table-cell table:style-name="Tablo1.A1" table:number-rows-spanned="2" table:number-columns-spanned="3" office:value-type="string">
            <text:p text:style-name="P15">Çalışanın Maaşının Hesaplanması Senaryosu</text:p>
          </table:table-cell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  <table:table-row table:style-name="Tablo1.5">
          <table:table-cell table:style-name="Tablo1.A5" office:value-type="string">
            <text:p text:style-name="P19">Yazan </text:p>
          </table:table-cell>
          <table:table-cell table:style-name="Tablo1.B5" office:value-type="string">
            <text:p text:style-name="P17">Talha YÜKSEK</text:p>
          </table:table-cell>
          <table:table-cell table:style-name="Tablo1.B5" office:value-type="string">
            <text:p text:style-name="P19">Düzenleyen </text:p>
          </table:table-cell>
          <table:table-cell table:style-name="Tablo1.B5" office:value-type="string">
            <text:p text:style-name="P15"> </text:p>
          </table:table-cell>
        </table:table-row>
        <table:table-row table:style-name="Tablo1.5">
          <table:table-cell table:style-name="Tablo1.A5" office:value-type="string">
            <text:p text:style-name="P19">Tarih</text:p>
          </table:table-cell>
          <table:table-cell table:style-name="Tablo1.B5" office:value-type="string">
            <text:p text:style-name="P15">1<text:span text:style-name="T5">2</text:span>.01.2019</text:p>
          </table:table-cell>
          <table:table-cell table:style-name="Tablo1.B5" office:value-type="string">
            <text:p text:style-name="P14">Düzenleme Tarihi</text:p>
          </table:table-cell>
          <table:table-cell table:style-name="Tablo1.B5" office:value-type="string">
            <text:p text:style-name="P15"> </text:p>
          </table:table-cell>
        </table:table-row>
        <table:table-row table:style-name="Tablo1.5">
          <table:table-cell table:style-name="Tablo1.A5" office:value-type="string">
            <text:p text:style-name="P19">Aktör </text:p>
          </table:table-cell>
          <table:table-cell table:style-name="Tablo1.B7" table:number-columns-spanned="3" office:value-type="string">
            <text:p text:style-name="P18"><text:span text:style-name="T6">Müdür</text:span>,Sistem</text:p>
          </table:table-cell>
          <table:covered-table-cell/>
          <table:covered-table-cell/>
        </table:table-row>
        <table:table-row table:style-name="Tablo1.5">
          <table:table-cell table:style-name="Tablo1.A5" office:value-type="string">
            <text:p text:style-name="P19">Tanım </text:p>
          </table:table-cell>
          <table:table-cell table:style-name="Tablo1.B7" table:number-columns-spanned="3" office:value-type="string">
            <text:p text:style-name="P15">Hastahane Randevu Sisteminde İşlem Yapma</text:p>
          </table:table-cell>
          <table:covered-table-cell/>
          <table:covered-table-cell/>
        </table:table-row>
        <table:table-row table:style-name="Tablo1.1">
          <table:table-cell table:style-name="Tablo1.A10" table:number-rows-spanned="2" office:value-type="string">
            <text:p text:style-name="P19">Ön Koşullar </text:p>
          </table:table-cell>
          <table:table-cell table:style-name="Tablo1.B10" table:number-rows-spanned="2" table:number-columns-spanned="3" office:value-type="string">
            <text:p text:style-name="P16">1-)Çalışanın o iş yerinde çalışıyor olması.</text:p>
          </table:table-cell>
          <table:covered-table-cell/>
          <table:covered-table-cell/>
        </table:table-row>
        <table:table-row table:style-name="Tablo1.10">
          <table:covered-table-cell/>
          <table:covered-table-cell/>
          <table:covered-table-cell/>
          <table:covered-table-cell/>
        </table:table-row>
        <table:table-row table:style-name="Tablo1.5">
          <table:table-cell table:style-name="Tablo1.A11" office:value-type="string">
            <text:p text:style-name="P19">Son Koşullar </text:p>
          </table:table-cell>
          <table:table-cell table:style-name="Tablo1.B5" table:number-columns-spanned="3" office:value-type="string">
            <text:p text:style-name="P15"><text:span text:style-name="T5">1-)</text:span>Çalışanın aylık maaş bordrosu imzalı şekilde sistem tarafından taratılararak içeri aktarılır.</text:p>
          </table:table-cell>
          <table:covered-table-cell/>
          <table:covered-table-cell/>
        </table:table-row>
        <table:table-row table:style-name="Tablo1.1">
          <table:table-cell table:style-name="Tablo1.A20" table:number-rows-spanned="9" office:value-type="string">
            <text:p text:style-name="P19">Ana Akış </text:p>
          </table:table-cell>
          <table:table-cell table:style-name="Tablo1.B20" table:number-rows-spanned="9" table:number-columns-spanned="3" office:value-type="string">
            <text:p text:style-name="P12"><text:span text:style-name="T3">1-</text:span><text:span text:style-name="T4">) </text:span><text:span text:style-name="T3">Müdür sisteme giriş yapar.</text:span></text:p>
            <text:p text:style-name="P12"><text:span text:style-name="T3">2-</text:span><text:span text:style-name="T4">) </text:span><text:span text:style-name="T3">Müdür "Çalışan Listesi" ekranını açar.</text:span></text:p>
            <text:p text:style-name="P12"><text:span text:style-name="T3">3-</text:span><text:span text:style-name="T4">) </text:span><text:span text:style-name="T3">Müdür maaşını hesaplayacağı çalışanı seçer ve "Maaş Hesapla" butonuna tıklar.</text:span></text:p>
            <text:p text:style-name="P12"><text:span text:style-name="T3">4-</text:span><text:span text:style-name="T4">) </text:span><text:span text:style-name="T3">Sistem seçilen çalışanın maaşını hesaplar.</text:span></text:p>
            <text:p text:style-name="P12"><text:span text:style-name="T3">5-</text:span><text:span text:style-name="T4">) </text:span><text:span text:style-name="T3">Sistem maaş bordro çıktısını üretir ve müdürün ekranında gösterir.</text:span></text:p>
            <text:p text:style-name="P12"><text:span text:style-name="T3">6-</text:span><text:span text:style-name="T4">) </text:span><text:span text:style-name="T3">Müdür çalışana +50 TL mesai ücreti ekler.</text:span></text:p>
            <text:p text:style-name="P12"><text:span text:style-name="T3">7-</text:span><text:span text:style-name="T4">) </text:span><text:span text:style-name="T3">Sistem yeni maaşı hesaplar ve bordro çıktısını üretir.</text:span></text:p>
          </table:table-cell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  <table:table-row table:style-name="Tablo1.20">
          <table:covered-table-cell/>
          <table:covered-table-cell/>
          <table:covered-table-cell/>
          <table:covered-table-cell/>
        </table:table-row>
        <table:table-row table:style-name="Tablo1.1">
          <table:table-cell table:style-name="Tablo1.A25" table:number-rows-spanned="5" office:value-type="string">
            <text:p text:style-name="P20">Alternatif Akış</text:p>
          </table:table-cell>
          <table:table-cell table:style-name="Tablo1.B25" table:number-rows-spanned="5" table:number-columns-spanned="3" office:value-type="string">
            <text:p text:style-name="P21"><text:span text:style-name="T5">5-) </text:span>Sistem maaş bordro çıktısını üretemez.</text:p>
            <text:p text:style-name="P21"><text:span text:style-name="T5">6</text:span>-<text:span text:style-name="T5">) </text:span>Sistem çalışan bilgilerini temizler ve müdürden yeni çalışan bilgisi girmesini bekler.</text:p>
          </table:table-cell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  <table:table-row table:style-name="Tablo1.1">
          <table:covered-table-cell/>
          <table:covered-table-cell/>
          <table:covered-table-cell/>
          <table:covered-table-cell/>
        </table:table-row>
      </table:table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g text:anchor-type="paragraph" draw:z-index="0" draw:name="Şekil1" draw:style-name="gr1"><draw:frame draw:style-name="gr2" draw:text-style-name="P23" svg:width="2.7cm" svg:height="0.966cm" svg:x="15.101cm" svg:y="7.899cm"><draw:text-box><text:p text:style-name="P22"><text:span text:style-name="T7">Sistem</text:span></text:p></draw:text-box></draw:frame><draw:g draw:style-name="gr3"><draw:connector draw:style-name="gr4" draw:text-style-name="P24" xml:id="id1" draw:id="id1" draw:type="line" svg:x1="0.547cm" svg:y1="4.93cm" svg:x2="0.533cm" svg:y2="7.043cm" svg:d="M547 4930l-14 2113" svg:viewBox="0 0 16 2115"><text:p/></draw:connector><draw:connector draw:style-name="gr5" draw:text-style-name="P24" draw:type="line" svg:x1="0.534cm" svg:y1="7.043cm" svg:x2="-0.099cm" svg:y2="7.779cm" draw:start-shape="id1" draw:start-glue-point="3" svg:d="M534 7043l-634 736" svg:viewBox="0 0 635 737"><text:p/></draw:connector><draw:connector draw:style-name="gr6" draw:text-style-name="P24" draw:type="line" svg:x1="0.533cm" svg:y1="7.043cm" svg:x2="1.238cm" svg:y2="7.851cm" draw:start-shape="id1" draw:start-glue-point="3" svg:d="M533 7043l705 808" svg:viewBox="0 0 707 810"><text:p/></draw:connector><draw:connector draw:style-name="gr7" draw:text-style-name="P24" draw:type="line" svg:x1="0.546cm" svg:y1="5.151cm" svg:x2="0.05cm" svg:y2="5.77cm" draw:start-shape="id2" draw:start-glue-point="3" svg:d="M546 5151l-496 619" svg:viewBox="0 0 497 621"><text:p/></draw:connector><draw:connector draw:style-name="gr8" draw:text-style-name="P24" xml:id="id2" draw:id="id2" draw:type="line" svg:x1="1.24cm" svg:y1="5.657cm" svg:x2="0.545cm" svg:y2="5.151cm" svg:d="M1240 5657l-695-506" svg:viewBox="0 0 697 508"><text:p/></draw:connector><draw:custom-shape draw:style-name="gr9" draw:text-style-name="P25" svg:width="1.059cm" svg:height="1.057cm" svg:x="0.041cm" svg:y="3.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onnector draw:style-name="gr10" draw:text-style-name="P24" xml:id="id3" draw:id="id3" draw:type="line" svg:x1="16.344cm" svg:y1="4.93cm" svg:x2="16.33cm" svg:y2="7.043cm" svg:d="M16344 4930l-14 2113" svg:viewBox="0 0 16 2115"><text:p/></draw:connector><draw:connector draw:style-name="gr11" draw:text-style-name="P24" draw:type="line" svg:x1="16.33cm" svg:y1="7.043cm" svg:x2="15.697cm" svg:y2="7.779cm" draw:start-shape="id3" draw:start-glue-point="3" svg:d="M16330 7043l-633 736" svg:viewBox="0 0 635 737"><text:p/></draw:connector><draw:connector draw:style-name="gr12" draw:text-style-name="P24" draw:type="line" svg:x1="16.33cm" svg:y1="7.043cm" svg:x2="17.036cm" svg:y2="7.851cm" draw:start-shape="id3" draw:start-glue-point="3" svg:d="M16330 7043l706 808" svg:viewBox="0 0 707 810"><text:p/></draw:connector><draw:connector draw:style-name="gr13" draw:text-style-name="P24" draw:type="line" svg:x1="16.342cm" svg:y1="5.151cm" svg:x2="15.845cm" svg:y2="5.77cm" draw:start-shape="id4" draw:start-glue-point="3" svg:d="M16342 5151l-497 619" svg:viewBox="0 0 499 621"><text:p/></draw:connector><draw:connector draw:style-name="gr14" draw:text-style-name="P24" xml:id="id4" draw:id="id4" draw:type="line" svg:x1="17.038cm" svg:y1="5.657cm" svg:x2="16.343cm" svg:y2="5.151cm" svg:d="M17038 5657l-695-506" svg:viewBox="0 0 697 508"><text:p/></draw:connector><draw:custom-shape draw:style-name="gr15" draw:text-style-name="P25" svg:width="1.061cm" svg:height="1.057cm" svg:x="15.836cm" svg:y="3.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16" draw:text-style-name="P25" svg:width="4.204cm" svg:height="2.301cm" svg:x="6.699cm" svg:y="0cm"><text:p text:style-name="P26"><text:span text:style-name="T7">Giriş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7" draw:text-style-name="P25" svg:width="5.404cm" svg:height="2.8cm" svg:x="5.997cm" svg:y="2.3cm"><text:p text:style-name="P26"><text:span text:style-name="T7">Çalışan Listesini</text:span></text:p><text:p text:style-name="P26"><text:span text:style-name="T7">Aç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8" draw:text-style-name="P25" svg:width="4.8cm" svg:height="2.7cm" svg:x="6.2cm" svg:y="5.2cm"><text:p text:style-name="P26"><text:span text:style-name="T7">Çalışanı Seç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9" draw:text-style-name="P25" svg:width="5.102cm" svg:height="2.601cm" svg:x="6.1cm" svg:y="10.599cm"><text:p text:style-name="P26"><text:span text:style-name="T7">Maaş Hesapl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20" draw:text-style-name="P23" svg:width="3.331cm" svg:height="0.966cm" svg:x="-1cm" svg:y="7.851cm"><draw:text-box><text:p text:style-name="P22"><text:span text:style-name="T7">Yetkili Kişi</text:span></text:p></draw:text-box></draw:frame><draw:custom-shape draw:style-name="gr21" draw:text-style-name="P25" svg:width="5.301cm" svg:height="2.4cm" svg:x="6.1cm" svg:y="13.3cm"><text:p text:style-name="P26"><text:span text:style-name="T7">Bordro Çıktısı</text:span></text:p><text:p text:style-name="P26"><text:span text:style-name="T7">Üre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2" draw:text-style-name="P25" svg:width="5.001cm" svg:height="2.7cm" svg:x="6.2cm" svg:y="20.8cm"><text:p text:style-name="P26"><text:span text:style-name="T7">Yeniden Bordro</text:span></text:p><text:p text:style-name="P26"><text:span text:style-name="T7">Çıktısı Üre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3" draw:text-style-name="P25" svg:width="4.5cm" svg:height="2.5cm" svg:x="6.4cm" svg:y="18.2cm"><text:p text:style-name="P26"><text:span text:style-name="T7">Yeni Maaş</text:span></text:p><text:p text:style-name="P26"><text:span text:style-name="T7">Hesapl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4" draw:text-style-name="P25" svg:width="5.301cm" svg:height="2.5cm" svg:x="6.1cm" svg:y="7.999cm"><text:p text:style-name="P26"><text:span text:style-name="T7">“</text:span><text:span text:style-name="T7">Maaş Hesapla”</text:span></text:p><text:p text:style-name="P26"><text:span text:style-name="T7">Butonuna Tıkl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25" draw:text-style-name="P25" svg:width="5.301cm" svg:height="2.301cm" svg:x="6.1cm" svg:y="15.799cm"><text:p text:style-name="P26"><text:span text:style-name="T7">Mesai Ücreti </text:span></text:p><text:p text:style-name="P26"><text:span text:style-name="T7">Ekl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26" draw:text-style-name="P27" svg:x1="1.8cm" svg:y1="6.599cm" svg:x2="6.7cm" svg:y2="1.199cm"><text:p/></draw:line><draw:line draw:style-name="gr27" draw:text-style-name="P27" svg:x1="1.8cm" svg:y1="6.599cm" svg:x2="6cm" svg:y2="3.899cm"><text:p/></draw:line><draw:line draw:style-name="gr28" draw:text-style-name="P27" svg:x1="1.8cm" svg:y1="6.599cm" svg:x2="6.4cm" svg:y2="6.299cm"><text:p/></draw:line><draw:line draw:style-name="gr29" draw:text-style-name="P27" svg:x1="1.792cm" svg:y1="6.515cm" svg:x2="6.2cm" svg:y2="8.999cm"><text:p/></draw:line><draw:line draw:style-name="gr30" draw:text-style-name="P27" svg:x1="1.701cm" svg:y1="6.399cm" svg:x2="6.301cm" svg:y2="16.499cm"><text:p/></draw:line><draw:line draw:style-name="gr31" draw:text-style-name="P27" svg:x1="15.6cm" svg:y1="5.999cm" svg:x2="11.1cm" svg:y2="11.399cm"><text:p/></draw:line><draw:line draw:style-name="gr32" draw:text-style-name="P27" svg:x1="15.6cm" svg:y1="5.899cm" svg:x2="11.4cm" svg:y2="14.599cm"><text:p/></draw:line><draw:line draw:style-name="gr33" draw:text-style-name="P27" svg:x1="15.6cm" svg:y1="5.999cm" svg:x2="10.9cm" svg:y2="19.499cm"><text:p/></draw:line><draw:line draw:style-name="gr34" draw:text-style-name="P27" svg:x1="15.6cm" svg:y1="5.899cm" svg:x2="11.2cm" svg:y2="22.299cm"><text:p/></draw:line></draw:g><text:soft-page-break/></text:p>
      <text:p text:style-name="P8"/>
      <table:table table:name="Tablo2" table:style-name="Tablo2">
        <table:table-column table:style-name="Tablo2.A"/>
        <table:table-column table:style-name="Tablo2.B"/>
        <table:table-column table:style-name="Tablo2.C"/>
        <table:table-column table:style-name="Tablo2.D"/>
        <table:table-row table:style-name="Tablo2.1">
          <table:table-cell table:style-name="Tablo2.A1" table:number-rows-spanned="2" office:value-type="string">
            <text:p text:style-name="P11"><text:span text:style-name="T1">Kullanım Senaryosu</text:span><text:span text:style-name="T2"> </text:span></text:p>
          </table:table-cell>
          <table:table-cell table:style-name="Tablo2.A1" table:number-rows-spanned="2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  <table:table-row table:style-name="Tablo2.1">
          <table:table-cell table:style-name="Tablo2.A1" table:number-rows-spanned="2" office:value-type="string">
            <text:p text:style-name="P14">Kullanım Senaryosu <text:line-break/>Adı </text:p>
          </table:table-cell>
          <table:table-cell table:style-name="Tablo2.A1" table:number-rows-spanned="2" table:number-columns-spanned="3" office:value-type="string">
            <text:p text:style-name="P15">Personel Kayıt Senaryosu</text:p>
          </table:table-cell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  <table:table-row table:style-name="Tablo2.5">
          <table:table-cell table:style-name="Tablo2.A5" office:value-type="string">
            <text:p text:style-name="P19">Yazan </text:p>
          </table:table-cell>
          <table:table-cell table:style-name="Tablo2.B5" office:value-type="string">
            <text:p text:style-name="P17">Talha YÜKSEK</text:p>
          </table:table-cell>
          <table:table-cell table:style-name="Tablo2.B5" office:value-type="string">
            <text:p text:style-name="P19">Düzenleyen </text:p>
          </table:table-cell>
          <table:table-cell table:style-name="Tablo2.B5" office:value-type="string">
            <text:p text:style-name="P15"> </text:p>
          </table:table-cell>
        </table:table-row>
        <table:table-row table:style-name="Tablo2.5">
          <table:table-cell table:style-name="Tablo2.A5" office:value-type="string">
            <text:p text:style-name="P19">Tarih</text:p>
          </table:table-cell>
          <table:table-cell table:style-name="Tablo2.B5" office:value-type="string">
            <text:p text:style-name="P15">12.01.2019</text:p>
          </table:table-cell>
          <table:table-cell table:style-name="Tablo2.B5" office:value-type="string">
            <text:p text:style-name="P14">Düzenleme Tarihi</text:p>
          </table:table-cell>
          <table:table-cell table:style-name="Tablo2.B5" office:value-type="string">
            <text:p text:style-name="P15"> </text:p>
          </table:table-cell>
        </table:table-row>
        <table:table-row table:style-name="Tablo2.5">
          <table:table-cell table:style-name="Tablo2.A5" office:value-type="string">
            <text:p text:style-name="P19">Aktör </text:p>
          </table:table-cell>
          <table:table-cell table:style-name="Tablo2.B7" table:number-columns-spanned="3" office:value-type="string">
            <text:p text:style-name="P18">Müdür,Sistem,Yeni Çalışan</text:p>
          </table:table-cell>
          <table:covered-table-cell/>
          <table:covered-table-cell/>
        </table:table-row>
        <table:table-row table:style-name="Tablo2.5">
          <table:table-cell table:style-name="Tablo2.A5" office:value-type="string">
            <text:p text:style-name="P19">Tanım </text:p>
          </table:table-cell>
          <table:table-cell table:style-name="Tablo2.B7" table:number-columns-spanned="3" office:value-type="string">
            <text:p text:style-name="P15"><text:span text:style-name="T5">Personel Ekleme</text:span> Sisteminde İşlem Yapma</text:p>
          </table:table-cell>
          <table:covered-table-cell/>
          <table:covered-table-cell/>
        </table:table-row>
        <table:table-row table:style-name="Tablo2.1">
          <table:table-cell table:style-name="Tablo2.A10" table:number-rows-spanned="2" office:value-type="string">
            <text:p text:style-name="P19">Ön Koşullar </text:p>
          </table:table-cell>
          <table:table-cell table:style-name="Tablo2.B10" table:number-rows-spanned="2" table:number-columns-spanned="3" office:value-type="string">
            <text:p text:style-name="P16">1-)İş yerinin çalışanı kabul etmesi gerekmektedir.</text:p>
          </table:table-cell>
          <table:covered-table-cell/>
          <table:covered-table-cell/>
        </table:table-row>
        <table:table-row table:style-name="Tablo2.10">
          <table:covered-table-cell/>
          <table:covered-table-cell/>
          <table:covered-table-cell/>
          <table:covered-table-cell/>
        </table:table-row>
        <table:table-row table:style-name="Tablo2.5">
          <table:table-cell table:style-name="Tablo2.A11" office:value-type="string">
            <text:p text:style-name="P19">Son Koşullar </text:p>
          </table:table-cell>
          <table:table-cell table:style-name="Tablo2.B5" table:number-columns-spanned="3" office:value-type="string">
            <text:p text:style-name="P15"><text:span text:style-name="T5">1-) </text:span>Çalışanın aylık maaş bordrosu imzalı şekilde sistem tarafından taratılararak içeri aktarılır.</text:p>
          </table:table-cell>
          <table:covered-table-cell/>
          <table:covered-table-cell/>
        </table:table-row>
        <table:table-row table:style-name="Tablo2.1">
          <table:table-cell table:style-name="Tablo2.A20" table:number-rows-spanned="9" office:value-type="string">
            <text:p text:style-name="P19">Ana Akış </text:p>
          </table:table-cell>
          <table:table-cell table:style-name="Tablo2.B20" table:number-rows-spanned="9" table:number-columns-spanned="3" office:value-type="string">
            <text:p text:style-name="P10"><text:span text:style-name="T3">1</text:span><text:span text:style-name="T4">-) </text:span><text:span text:style-name="T3"><text:s/>Müdür sisteme giriş yapar.</text:span></text:p>
            <text:p text:style-name="P10"><text:span text:style-name="T3">2</text:span><text:span text:style-name="T4">-) </text:span><text:span text:style-name="T3"><text:s/>Müdür "Yeni Çalışan" ekle butonuna tıklar.</text:span></text:p>
            <text:p text:style-name="P10"><text:span text:style-name="T3">3</text:span><text:span text:style-name="T4">-) </text:span><text:span text:style-name="T3"><text:s/>Müdür başvuru yapan kişiden aldığı bilgileri "Yeni Çalışan" formuna girer.</text:span></text:p>
            <text:p text:style-name="P10"><text:span text:style-name="T3">4</text:span><text:span text:style-name="T4">-) </text:span><text:span text:style-name="T3"><text:s/>Müdür kaydet butonuna tıklar.</text:span></text:p>
            <text:p text:style-name="P10"><text:span text:style-name="T3">5</text:span><text:span text:style-name="T4">-) </text:span><text:span text:style-name="T3"><text:s/>Sistem bilgileri veritabanına kaydeder.</text:span></text:p>
            <text:p text:style-name="P10"><text:span text:style-name="T3">6</text:span><text:span text:style-name="T4">-) </text:span><text:span text:style-name="T3"><text:s/>Sistem çalışana yeni kart üretir.</text:span></text:p>
            <text:p text:style-name="P10"><text:span text:style-name="T3">7</text:span><text:span text:style-name="T4">-) </text:span><text:span text:style-name="T3"><text:s/>Müdür kartı çalışana teslim eder ve sisteme kart teslim bilgisini girer.</text:span></text:p>
            <text:p text:style-name="P10"><text:span text:style-name="T3">8</text:span><text:span text:style-name="T4">-) </text:span><text:span text:style-name="T3"><text:s/>Sistem yeni çalışan listesini görüntüler.</text:span></text:p>
          </table:table-cell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  <table:table-row table:style-name="Tablo2.20">
          <table:covered-table-cell/>
          <table:covered-table-cell/>
          <table:covered-table-cell/>
          <table:covered-table-cell/>
        </table:table-row>
        <table:table-row table:style-name="Tablo2.1">
          <table:table-cell table:style-name="Tablo2.A25" table:number-rows-spanned="5" office:value-type="string">
            <text:p text:style-name="P20">Alternatif Akış</text:p>
          </table:table-cell>
          <table:table-cell table:style-name="Tablo2.B25" table:number-rows-spanned="5" table:number-columns-spanned="3" office:value-type="string">
            <text:p text:style-name="P21"><text:span text:style-name="T5">5-) </text:span><text:s/>Sistem bilgileri veritabanına kaydedemez.</text:p>
            <text:p text:style-name="P21">6<text:span text:style-name="T5">-) </text:span><text:s/>Sistem yeniden kayıt için 10 saniye bekletir.</text:p>
            <text:p text:style-name="P21">7<text:span text:style-name="T5">-) </text:span><text:s/>Müdür yeniden kaydet butonuna tıklar.</text:p>
          </table:table-cell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  <table:table-row table:style-name="Tablo2.1">
          <table:covered-table-cell/>
          <table:covered-table-cell/>
          <table:covered-table-cell/>
          <table:covered-table-cell/>
        </table:table-row>
      </table:table>
      <text:p text:style-name="P7"><text:soft-page-break/></text:p>
      <table:table table:name="Tablo4" table:style-name="Tablo4">
        <table:table-column table:style-name="Tablo4.A"/>
        <table:table-column table:style-name="Tablo4.B"/>
        <table:table-column table:style-name="Tablo4.C"/>
        <table:table-column table:style-name="Tablo4.A"/>
        <table:table-column table:style-name="Tablo4.E"/>
        <table:table-row>
          <table:table-cell table:style-name="Tablo4.A1" office:value-type="string">
            <text:p text:style-name="P1">Adı</text:p>
          </table:table-cell>
          <table:table-cell table:style-name="Tablo4.A1" office:value-type="string">
            <text:p text:style-name="P1">Alan Büyüklüğü </text:p>
          </table:table-cell>
          <table:table-cell table:style-name="Tablo4.A1" office:value-type="string">
            <text:p text:style-name="P1">Format</text:p>
          </table:table-cell>
          <table:table-cell table:style-name="Tablo4.A1" office:value-type="string">
            <text:p text:style-name="P1">Koşul</text:p>
          </table:table-cell>
          <table:table-cell table:style-name="Tablo4.E1" office:value-type="string">
            <text:p text:style-name="P1">Alan Tipi</text:p>
          </table:table-cell>
        </table:table-row>
        <table:table-row>
          <table:table-cell table:style-name="Tablo4.A2" office:value-type="string">
            <text:p text:style-name="P2">Tc-KKTC Kimlik No</text:p>
          </table:table-cell>
          <table:table-cell table:style-name="Tablo4.A2" office:value-type="string">
            <text:p text:style-name="P4">10</text:p>
          </table:table-cell>
          <table:table-cell table:style-name="Tablo4.A2" office:value-type="string">
            <text:p text:style-name="P4">integer</text:p>
          </table:table-cell>
          <table:table-cell table:style-name="Tablo4.A2" office:value-type="string">
            <text:p text:style-name="P4">opsiyonel</text:p>
          </table:table-cell>
          <table:table-cell table:style-name="Tablo4.E2" office:value-type="string">
            <text:p text:style-name="P4">Text Input</text:p>
          </table:table-cell>
        </table:table-row>
        <table:table-row>
          <table:table-cell table:style-name="Tablo4.A2" office:value-type="string">
            <text:p text:style-name="P2">Ad Soyad</text:p>
          </table:table-cell>
          <table:table-cell table:style-name="Tablo4.A2" office:value-type="string">
            <text:p text:style-name="P4">255</text:p>
          </table:table-cell>
          <table:table-cell table:style-name="Tablo4.A2" office:value-type="string">
            <text:p text:style-name="P4">string</text:p>
          </table:table-cell>
          <table:table-cell table:style-name="Tablo4.A2" office:value-type="string">
            <text:p text:style-name="P4">zorunlu</text:p>
          </table:table-cell>
          <table:table-cell table:style-name="Tablo4.E2" office:value-type="string">
            <text:p text:style-name="P4">Text Input</text:p>
          </table:table-cell>
        </table:table-row>
        <table:table-row>
          <table:table-cell table:style-name="Tablo4.A2" office:value-type="string">
            <text:p text:style-name="P2">Cinsiyeti</text:p>
          </table:table-cell>
          <table:table-cell table:style-name="Tablo4.A2" office:value-type="string">
            <text:p text:style-name="P5"/>
          </table:table-cell>
          <table:table-cell table:style-name="Tablo4.A2" office:value-type="string">
            <text:p text:style-name="P5"/>
          </table:table-cell>
          <table:table-cell table:style-name="Tablo4.A2" office:value-type="string">
            <text:p text:style-name="P4">zorunlu</text:p>
          </table:table-cell>
          <table:table-cell table:style-name="Tablo4.E2" office:value-type="string">
            <text:p text:style-name="P4">combobox</text:p>
          </table:table-cell>
        </table:table-row>
        <table:table-row>
          <table:table-cell table:style-name="Tablo4.A2" office:value-type="string">
            <text:p text:style-name="P2">Doğum Yeri</text:p>
          </table:table-cell>
          <table:table-cell table:style-name="Tablo4.A2" office:value-type="string">
            <text:p text:style-name="P5"/>
          </table:table-cell>
          <table:table-cell table:style-name="Tablo4.A2" office:value-type="string">
            <text:p text:style-name="P5"/>
          </table:table-cell>
          <table:table-cell table:style-name="Tablo4.A2" office:value-type="string">
            <text:p text:style-name="P4">zorunlu</text:p>
          </table:table-cell>
          <table:table-cell table:style-name="Tablo4.E2" office:value-type="string">
            <text:p text:style-name="P4">combobox</text:p>
          </table:table-cell>
        </table:table-row>
        <table:table-row>
          <table:table-cell table:style-name="Tablo4.A2" office:value-type="string">
            <text:p text:style-name="P2">Doğum Tarihi</text:p>
          </table:table-cell>
          <table:table-cell table:style-name="Tablo4.A2" office:value-type="string">
            <text:p text:style-name="P4">255</text:p>
          </table:table-cell>
          <table:table-cell table:style-name="Tablo4.A2" office:value-type="string">
            <text:p text:style-name="P4">date</text:p>
          </table:table-cell>
          <table:table-cell table:style-name="Tablo4.A2" office:value-type="string">
            <text:p text:style-name="P4">zorunlu</text:p>
          </table:table-cell>
          <table:table-cell table:style-name="Tablo4.E2" office:value-type="string">
            <text:p text:style-name="P4">date choser</text:p>
          </table:table-cell>
        </table:table-row>
        <table:table-row>
          <table:table-cell table:style-name="Tablo4.A2" office:value-type="string">
            <text:p text:style-name="P2">Anne Adı</text:p>
          </table:table-cell>
          <table:table-cell table:style-name="Tablo4.A2" office:value-type="string">
            <text:p text:style-name="P4">255</text:p>
          </table:table-cell>
          <table:table-cell table:style-name="Tablo4.A2" office:value-type="string">
            <text:p text:style-name="P4">string</text:p>
          </table:table-cell>
          <table:table-cell table:style-name="Tablo4.A2" office:value-type="string">
            <text:p text:style-name="P4">zorunlu</text:p>
          </table:table-cell>
          <table:table-cell table:style-name="Tablo4.E2" office:value-type="string">
            <text:p text:style-name="P4">Text Input</text:p>
          </table:table-cell>
        </table:table-row>
        <table:table-row>
          <table:table-cell table:style-name="Tablo4.A2" office:value-type="string">
            <text:p text:style-name="P2">Baba Adı</text:p>
          </table:table-cell>
          <table:table-cell table:style-name="Tablo4.A2" office:value-type="string">
            <text:p text:style-name="P4">11</text:p>
          </table:table-cell>
          <table:table-cell table:style-name="Tablo4.A2" office:value-type="string">
            <text:p text:style-name="P4">string</text:p>
          </table:table-cell>
          <table:table-cell table:style-name="Tablo4.A2" office:value-type="string">
            <text:p text:style-name="P6">zorunlu</text:p>
          </table:table-cell>
          <table:table-cell table:style-name="Tablo4.E2" office:value-type="string">
            <text:p text:style-name="P4">Text Input</text:p>
          </table:table-cell>
        </table:table-row>
        <table:table-row>
          <table:table-cell table:style-name="Tablo4.A2" office:value-type="string">
            <text:p text:style-name="P2">Cep Telefonu</text:p>
          </table:table-cell>
          <table:table-cell table:style-name="Tablo4.A2" office:value-type="string">
            <text:p text:style-name="P4">255</text:p>
          </table:table-cell>
          <table:table-cell table:style-name="Tablo4.A2" office:value-type="string">
            <text:p text:style-name="P4">number</text:p>
          </table:table-cell>
          <table:table-cell table:style-name="Tablo4.A2" office:value-type="string">
            <text:p text:style-name="P4">opsiyonel</text:p>
          </table:table-cell>
          <table:table-cell table:style-name="Tablo4.E2" office:value-type="string">
            <text:p text:style-name="P4">Text Input</text:p>
          </table:table-cell>
        </table:table-row>
        <table:table-row>
          <table:table-cell table:style-name="Tablo4.A2" office:value-type="string">
            <text:p text:style-name="P3">E-Posta</text:p>
          </table:table-cell>
          <table:table-cell table:style-name="Tablo4.A2" office:value-type="string">
            <text:p text:style-name="P6">255</text:p>
          </table:table-cell>
          <table:table-cell table:style-name="Tablo4.A2" office:value-type="string">
            <text:p text:style-name="P6">string</text:p>
          </table:table-cell>
          <table:table-cell table:style-name="Tablo4.A2" office:value-type="string">
            <text:p text:style-name="P6">opsiyonel</text:p>
          </table:table-cell>
          <table:table-cell table:style-name="Tablo4.E2" office:value-type="string">
            <text:p text:style-name="P4">Text Input</text:p>
          </table:table-cell>
        </table:table-row>
      </table:table>
      <text:p text:style-name="P10"><draw:g text:anchor-type="paragraph" draw:z-index="1" draw:name="Şekil2" draw:style-name="gr1"><draw:g draw:style-name="gr3"><draw:connector draw:style-name="gr35" draw:text-style-name="P28" xml:id="id5" draw:id="id5" draw:type="line" svg:x1="1.209cm" svg:y1="9.23cm" svg:x2="1.194cm" svg:y2="11.344cm" svg:d="M1209 9230l-15 2114" svg:viewBox="0 0 16 2115"><text:p/></draw:connector><draw:connector draw:style-name="gr36" draw:text-style-name="P28" draw:type="line" svg:x1="1.194cm" svg:y1="11.344cm" svg:x2="0.561cm" svg:y2="12.079cm" draw:start-shape="id5" draw:start-glue-point="3" svg:d="M1194 11344l-633 735" svg:viewBox="0 0 635 737"><text:p/></draw:connector><draw:connector draw:style-name="gr37" draw:text-style-name="P28" draw:type="line" svg:x1="1.194cm" svg:y1="11.344cm" svg:x2="1.9cm" svg:y2="12.151cm" draw:start-shape="id5" draw:start-glue-point="3" svg:d="M1194 11344l706 807" svg:viewBox="0 0 707 810"><text:p/></draw:connector><draw:connector draw:style-name="gr38" draw:text-style-name="P28" draw:type="line" svg:x1="1.209cm" svg:y1="9.451cm" svg:x2="0.711cm" svg:y2="10.07cm" draw:start-shape="id6" draw:start-glue-point="3" svg:d="M1209 9451l-498 619" svg:viewBox="0 0 499 621"><text:p/></draw:connector><draw:connector draw:style-name="gr39" draw:text-style-name="P28" xml:id="id6" draw:id="id6" draw:type="line" svg:x1="1.902cm" svg:y1="9.957cm" svg:x2="1.209cm" svg:y2="9.451cm" svg:d="M1902 9957l-693-506" svg:viewBox="0 0 695 508"><text:p/></draw:connector><draw:custom-shape draw:style-name="gr40" draw:text-style-name="P25" svg:width="1.059cm" svg:height="1.059cm" svg:x="0.702cm" svg:y="8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onnector draw:style-name="gr41" draw:text-style-name="P28" xml:id="id7" draw:id="id7" draw:type="line" svg:x1="17.909cm" svg:y1="9.278cm" svg:x2="17.895cm" svg:y2="11.391cm" svg:d="M17909 9278l-14 2113" svg:viewBox="0 0 16 2115"><text:p/></draw:connector><draw:connector draw:style-name="gr42" draw:text-style-name="P28" draw:type="line" svg:x1="17.895cm" svg:y1="11.391cm" svg:x2="17.262cm" svg:y2="12.127cm" draw:start-shape="id7" draw:start-glue-point="3" svg:d="M17895 11391l-633 736" svg:viewBox="0 0 635 737"><text:p/></draw:connector><draw:connector draw:style-name="gr43" draw:text-style-name="P28" draw:type="line" svg:x1="17.895cm" svg:y1="11.391cm" svg:x2="18.6cm" svg:y2="12.199cm" draw:start-shape="id7" draw:start-glue-point="3" svg:d="M17895 11391l705 808" svg:viewBox="0 0 707 810"><text:p/></draw:connector><draw:connector draw:style-name="gr44" draw:text-style-name="P28" draw:type="line" svg:x1="17.907cm" svg:y1="9.499cm" svg:x2="17.412cm" svg:y2="10.118cm" draw:start-shape="id8" draw:start-glue-point="3" svg:d="M17907 9499l-495 619" svg:viewBox="0 0 497 621"><text:p/></draw:connector><draw:connector draw:style-name="gr45" draw:text-style-name="P28" xml:id="id8" draw:id="id8" draw:type="line" svg:x1="18.602cm" svg:y1="10.005cm" svg:x2="17.907cm" svg:y2="9.499cm" svg:d="M18602 10005l-695-506" svg:viewBox="0 0 697 508"><text:p/></draw:connector><draw:custom-shape draw:style-name="gr46" draw:text-style-name="P25" svg:width="1.059cm" svg:height="1.057cm" svg:x="17.403cm" svg:y="8.2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47" draw:text-style-name="P25" svg:width="7cm" svg:height="2.8cm" svg:x="6.003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8" draw:text-style-name="P25" svg:width="7.002cm" svg:height="3.901cm" svg:x="5.802cm" svg:y="7.1cm"><text:p text:style-name="P26"><text:span text:style-name="T7">Yeni Çalışanı Kayde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9" draw:text-style-name="P25" svg:width="7.002cm" svg:height="3.901cm" svg:x="5.802cm" svg:y="2.999cm"><text:p text:style-name="P26"><text:span text:style-name="T7">Yeni Çalışan </text:span></text:p><text:p text:style-name="P26"><text:span text:style-name="T7">Bilgileri Gi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0" draw:text-style-name="P25" svg:width="7.002cm" svg:height="3.902cm" svg:x="5.802cm" svg:y="11.098cm"><text:p text:style-name="P26"><text:span text:style-name="T7">Veritabanı Güncell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1" draw:text-style-name="P25" svg:width="6.201cm" svg:height="3.301cm" svg:x="5.902cm" svg:y="15.199cm"><text:p text:style-name="P26"><text:span text:style-name="T7">Yeni Kart Üre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2" draw:text-style-name="P25" svg:width="6.501cm" svg:height="3.502cm" svg:x="5.802cm" svg:y="18.598cm"><text:p text:style-name="P26"><text:span text:style-name="T7">Kart Teslim</text:span></text:p><text:p text:style-name="P26"><text:span text:style-name="T7">Bilgisi Gi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3" draw:text-style-name="P25" svg:width="7.002cm" svg:height="3.301cm" svg:x="5.802cm" svg:y="22.4cm"><text:p text:style-name="P26"><text:span text:style-name="T7">Yeni Çalışan </text:span></text:p><text:p text:style-name="P26"><text:span text:style-name="T7">Listesini Göster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4" draw:text-style-name="P23" svg:width="1.807cm" svg:height="0.966cm" svg:x="8.702cm" svg:y="1.199cm"><draw:text-box><text:p text:style-name="P22"><text:span text:style-name="T7">Giriş</text:span></text:p></draw:text-box></draw:frame><draw:frame draw:style-name="gr55" draw:text-style-name="P23" svg:width="2.297cm" svg:height="0.967cm" svg:x="0.002cm" svg:y="12.398cm"><draw:text-box><text:p text:style-name="P22"><text:span text:style-name="T7">Müdür</text:span></text:p></draw:text-box></draw:frame><draw:frame draw:style-name="gr56" draw:text-style-name="P23" svg:width="2.742cm" svg:height="1.463cm" svg:x="16.602cm" svg:y="12.398cm"><draw:text-box><text:p text:style-name="P22"><text:span text:style-name="T7">Sistem</text:span></text:p></draw:text-box></draw:frame><draw:line draw:style-name="gr57" draw:text-style-name="P27" svg:x1="1.902cm" svg:y1="9.999cm" svg:x2="6.102cm" svg:y2="1.199cm"><text:p/></draw:line><draw:line draw:style-name="gr58" draw:text-style-name="P27" svg:x1="1.902cm" svg:y1="9.899cm" svg:x2="5.802cm" svg:y2="4.899cm"><text:p/></draw:line><draw:line draw:style-name="gr59" draw:text-style-name="P27" svg:x1="2.002cm" svg:y1="9.799cm" svg:x2="5.802cm" svg:y2="8.999cm"><text:p/></draw:line><draw:line draw:style-name="gr60" draw:text-style-name="P27" svg:x1="17.402cm" svg:y1="9.999cm" svg:x2="12.802cm" svg:y2="13.099cm"><text:p/></draw:line><draw:line draw:style-name="gr61" draw:text-style-name="P27" svg:x1="17.302cm" svg:y1="10.099cm" svg:x2="12.102cm" svg:y2="16.899cm"><text:p/></draw:line><draw:line draw:style-name="gr62" draw:text-style-name="P27" svg:x1="2.002cm" svg:y1="9.799cm" svg:x2="5.902cm" svg:y2="20.699cm"><text:p/></draw:line><draw:line draw:style-name="gr63" draw:text-style-name="P27" svg:x1="17.302cm" svg:y1="9.999cm" svg:x2="12.802cm" svg:y2="24.299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22:17:48.729407000</meta:creation-date>
    <dc:date>2020-01-12T22:32:00.299033189</dc:date>
    <meta:editing-duration>PT3M1S</meta:editing-duration>
    <meta:editing-cycles>1</meta:editing-cycles>
    <meta:document-statistic meta:table-count="3" meta:image-count="0" meta:object-count="0" meta:page-count="3" meta:paragraph-count="109" meta:word-count="316" meta:character-count="2214" meta:non-whitespace-character-count="1967"/>
    <meta:generator>LibreOffice/6.1.5.2$Linux_X86_64 LibreOffice_project/10$Build-2</meta:generator>
  </office:meta>
</office:document-meta>
</file>